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ppleSystemUIFont" fo:font-size="12pt" fo:font-weight="normal" officeooo:rsid="002179db" officeooo:paragraph-rsid="002179db" style:font-size-asian="12pt" style:font-weight-asian="normal" style:font-weight-complex="normal"/>
    </style:style>
    <style:style style:name="P2" style:family="paragraph" style:parent-style-name="Standard">
      <style:text-properties style:use-window-font-color="true" style:font-name="AppleSystemUIFont" fo:font-size="12pt" fo:font-weight="normal" officeooo:rsid="0036b73d" officeooo:paragraph-rsid="0036b73d" style:font-size-asian="12pt" style:font-weight-asian="normal" style:font-weight-complex="normal"/>
    </style:style>
    <style:style style:name="P3" style:family="paragraph" style:parent-style-name="Standard">
      <style:text-properties style:use-window-font-color="true" style:font-name="inherit" fo:font-size="12pt" officeooo:rsid="0036b73d" officeooo:paragraph-rsid="0036b73d" style:font-size-asian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ış Diyagramı</text:p>
      <text:p text:style-name="P1">1. Başla</text:p>
      <text:p text:style-name="P2">2. yaz “yarıçapı giriniz”</text:p>
      <text:p text:style-name="P2">3. oku yarıçap</text:p>
      <text:p text:style-name="P2">4. yaz “yüksekliği giriniz”</text:p>
      <text:p text:style-name="P3">5. oku yukseklik</text:p>
      <text:p text:style-name="P3">6. alan = 2*3.14*yarıcap(yarıcap+ yukseklik)</text:p>
      <text:p text:style-name="P3">7. hacim = 3.14* yarıcap* yarıcap * yukseklik</text:p>
      <text:p text:style-name="P3">8. yaz alan, hacim</text:p>
      <text:p text:style-name="P3">9. bitir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2T17:01:05.870273574</dc:date>
    <meta:editing-duration>PT13H32M31S</meta:editing-duration>
    <meta:editing-cycles>17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10" meta:word-count="37" meta:character-count="219" meta:non-whitespace-character-count="192"/>
  </office:meta>
</office:document-meta>
</file>